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style:font-size-asian="12pt" style:font-size-complex="12pt"/>
    </style:style>
    <style:style style:name="P6" style:family="paragraph" style:parent-style-name="Standard">
      <style:paragraph-properties fo:text-align="center" style:justify-single-word="false"/>
      <style:text-properties fo:font-size="13pt" style:font-size-asian="13pt" style:font-size-complex="13pt"/>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style:font-size-asian="13pt" style:font-size-complex="13pt"/>
    </style:style>
    <style:style style:name="P8" style:family="paragraph" style:parent-style-name="Standard">
      <style:paragraph-properties fo:text-align="center" style:justify-single-word="false"/>
      <style:text-properties fo:color="#ffffff"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color="#ffffff" fo:font-size="18pt" style:font-size-asian="18pt" style:font-size-complex="18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fr1" style:family="graphic" style:parent-style-name="Frame">
      <style:graphic-properties style:vertical-pos="top" style:vertical-rel="paragraph-content" style:horizontal-pos="center" style:horizontal-rel="paragraph" fo:background-color="#0084d1" style:background-transparency="0%" fo:padding="0.15cm" fo:border="0.002cm solid #ff000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0084d1" style:background-transparency="70%" fo:padding="0cm" fo:border="none" style:shadow="non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Cadre1" text:anchor-type="paragraph" svg:width="7.668cm" draw:z-index="0"><draw:text-box fo:min-height="2.672cm"><text:p text:style-name="P8">Rapport</text:p><text:p text:style-name="P9"/><text:p text:style-name="P9"/><text:p text:style-name="P8">Parallaxe de Mars</text:p></draw:text-box></draw:frame></text:p>
      <text:p text:style-name="P1"/>
      <text:p text:style-name="P1"/>
      <text:p text:style-name="P1"/>
      <text:p text:style-name="P6"><text:span text:style-name="T1"/></text:p>
      <text:p text:style-name="P6"><text:span text:style-name="T1"/></text:p>
      <text:p text:style-name="P6"><text:span text:style-name="T1">Etudiants</text:span> : ERGUN Yavuz, FREMONT Tanguy, NGOY Guy, DE ANDRADE Mickael</text:p>
      <text:p text:style-name="P4"/>
      <text:p text:style-name="P7"><draw:frame draw:style-name="fr2" draw:name="Cadre2" text:anchor-type="paragraph" svg:x="0.014cm" svg:y="0.46cm" svg:width="16.962cm" draw:z-index="1"><draw:text-box fo:min-height="8.063cm"><text:p text:style-name="P6"><text:span text:style-name="T1">Semaine 1</text:span> :</text:p><text:p text:style-name="P6"/><text:p text:style-name="P3">Lors de la premiere semaine on ne savais pas comment si prendre, qui allait s'occuper de la partie physique et de la partie informatique mais on a discuter pour savoir qui prefererais s'occuper du programme et qui prefererais expliquer le sujet. Tanguy et Yavuz allait s'occuper du programme et Guy et sans doute Mickael allait s'occuper des explication du sujet malheureusement Mickael n'était pas la mais on a pu le contacter facilement et savoir ce qu'il preferais. Une fois que nous avions choisi nos « rôle » on a commencer le programme mais pas la partie physique donc d'explication. Le programme avancais lentement on a reussi a faire apparaître les orbites de la Terre et de Mars mais rien ne bougeais pour le moment mais nous etions optimiste. On n'a pas pu ce voir cette semaine des personnes ne pouvait pas ce deplacer donc on a decider de ce revoir seulement lors de la deuxieme semaine mais tous le monde a pu reflechir de son coté afin de pouvoir travailler efficacement la deuxieme semaine. Pour ce qui est du rapport on a decider de le faire seulement a la fin pour pas qu'on se focalise dessus vu que c'est pas la principale chose a faire pour nous. On devait absolument avancer cette semaine. Donc cette semaine on a pas beaucoup avancer mais on savait deja ou on allait.</text:p></draw:text-box></draw:frame></text:p>
      <text:p text:style-name="P7"/>
      <text:p text:style-name="P7"/>
      <text:p text:style-name="P7"/>
      <text:p text:style-name="P7"/>
      <text:p text:style-name="P7"/>
      <text:p text:style-name="P7"><draw:frame draw:style-name="fr2" draw:name="Cadre3" text:anchor-type="paragraph" svg:x="0.026cm" svg:y="0.016cm" svg:width="16.962cm" draw:z-index="4"><draw:text-box fo:min-height="5.69cm"><text:p text:style-name="P7">Semaine 2<text:span text:style-name="T2"> :</text:span></text:p><text:p text:style-name="P7"><text:span text:style-name="T2"/></text:p><text:p text:style-name="P5"><text:span text:style-name="T2">Pour la deuxieme semaine nous n'étions toujours pas au complet Mickael s'était blesser et n'a pas pu venir malheureusement pour nous. Nous avons quand même essayer de faire de notre mieux et essayer d'avancer sur le programme ne savant toujours pas exaxtement de quoi la parallaxe de Mars s'agissait. Tous ce qu'on a fait cette semaine la c'est essayer de mettre en rotation le système qu'on a modeliser lors de la premiere semaine. Le programme a pu progresser grace a Tanguy et Yavuz mais aussi grace a Guy mais pas pour la partie physique on avait vraiment pas idée de ce que c'etais. On s'avait juste que la parallaxe de Mars était un angle entre une position sur Terre, le centre de la Terre et le centre de Mars. Donc le bilan de cette semaine reste quand même mitiger on a pu avancer le programme mais pas la partie physique.</text:span></text:p></draw:text-box></draw:frame></text:p>
      <text:p text:style-name="P7"/>
      <text:p text:style-name="P7"/>
      <text:p text:style-name="P7"/>
      <text:p text:style-name="P7"><draw:frame draw:style-name="fr2" draw:name="Cadre4" text:anchor-type="paragraph" svg:x="-0.011cm" svg:y="-0.012cm" svg:width="16.986cm" draw:z-index="2"><draw:text-box fo:min-height="12.846cm"><text:p text:style-name="P7">Semaine 3<text:span text:style-name="T2"> :</text:span></text:p><text:p text:style-name="P7"><text:span text:style-name="T2"/></text:p><text:p text:style-name="P5"><text:span text:style-name="T2">Pour la troisième semaine on a pu enfin être au complet et avancer vraiment. Mickael et Guy on pu enfin travailler sur le sujet et ce rendre compte que c'est bien plus compliquer que ça la parallaxe de Mars. D'abord on s'est rendu compte que la parallaxe est tous d'abord un angle mais aussi une methode de calcul. La methode consiste a prendre un point sur Terre et de prendre le point opposer a ce dernier. Grace a ça on obtient deux angles qui sont les deux parallaxe et grace a ça on peut determiner la distance entre deux astres de centre a centre d'ou le nom de la methode Parallaxe. Donc ici on veut determiner la distance entre la Terre et Mars c'est ça que veut parler le sujet. Cependant grace a ces calcul de distance on peut etudier les mouvement d'un astres donc ici Mars par rapport aux etoiles lointaines. Lorsqu'on calcul la distance entre la Terre et Mars tous les jours pendant un ans on ce rend compte que Mars effectu un mouvement etrange comme si elle revenait en arriere puis reprend sa route. Guy et Mickael on donc chercher de quoi il s'agissait et on parle de mouvement retrograde donc on s'est rendu compte que il y avait bien plus de chose a etudier que le laisse penser le nom du sujet. De plus comme dit precedement on voit que Mars effectu un mouvement retrograde mais c'est dans un referentiel heliocentrique et on s'est poser la question si on prend un referentiel geocentrique qu'est ce qu'il ce passe ? Et bien on observe un mouvement different donc on a du aborder les changement de referentiel. Donc pour la physique ca avancait bien, pour le programme ca avancait aussi mais avec un peu plus de difficulté. Il ne fonctionnait pas mais Tanguy et Yavuz on demander de l'aide au professeur et on pu quand même avancer. Donc au final cette semaine fut la plus importante car on a pu rattraper le retard qu'on a pris a cause de Mickael mais nous etions beaucoup plus confiant grace a nos recherche car grace a ça on a pu faire avancer le programme mais aussi savoir ou nous devions aller avec et pas seulement faire une simulation de systeme avec seulement la distance Terre Mars qui apparaît. Il fallait maintenant qu'on modelise le moyvement retrograde projeter sur les etoiles lointaines et aussi pouvoir changer de referentiel. </text:span></text:p></draw:text-box></draw:frame><draw:frame draw:style-name="fr2" draw:name="Cadre5" text:anchor-type="paragraph" svg:x="0.014cm" svg:y="16.203cm" svg:width="16.962cm" draw:z-index="3"><draw:text-box fo:min-height="5.708cm"><text:p text:style-name="P7">Semaine 4<text:span text:style-name="T2"> :</text:span></text:p><text:p text:style-name="P7"><text:span text:style-name="T2"/></text:p><text:p text:style-name="P5"><text:span text:style-name="T2">Enfin la derniere semaine tout a avancer le programme a pu etre terminer et la partie physique aussi tous les sujet on pu etre aborder en passant par le principal la methode de calcul grace a la parallaxe mais aussi le mouvement retrograde et le changement de referentiel. Pour le programme le systeme est en mouvement avec la Terre Mars et le soleil malheureusement on a pas pu faire apparaître le mouvement retrograde. Tanguy qui n'a pas pu etre la était sans doute la personne qui pouvait nous permettre de nous l'afficher car il est biçen plus caler en informatique que nous je pense. Cependant le programme fonctionne et le rapport est ecrit donc tous a été fait et nous somme satisfait du resultat. Cependant il nous reste a faire le podcast qui est a faire pendant les vacances donc on aurait le temps de ce voir pour le faire et expliquer clairement qu'est ce que la parallaxe de Mars.</text:span></text:p></draw:text-box></draw:frame><text:soft-page-break/></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kael De Andrade</meta:initial-creator>
    <meta:creation-date>2017-03-25T09:21:22.83</meta:creation-date>
    <dc:date>2017-03-25T11:10:49.95</dc:date>
    <dc:creator>Mickael De Andrade</dc:creator>
    <meta:editing-duration>PT14M11S</meta:editing-duration>
    <meta:editing-cycles>1</meta:editing-cycles>
    <meta:generator>OpenOffice/4.1.3$Win32 OpenOffice.org_project/413m1$Build-9783</meta:generator>
    <meta:document-statistic meta:table-count="0" meta:image-count="0" meta:object-count="0" meta:page-count="2" meta:paragraph-count="11" meta:word-count="971" meta:character-count="5415"/>
  </office:meta>
</office:document-meta>
</file>